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 officeooo:rsid="00199b64" officeooo:paragraph-rsid="00199b64"/>
    </style:style>
    <style:style style:name="P2" style:family="paragraph" style:parent-style-name="Standard">
      <style:text-properties style:font-name="Calibri" officeooo:paragraph-rsid="00199b64"/>
    </style:style>
    <style:style style:name="P3" style:family="paragraph" style:parent-style-name="Standard">
      <style:text-properties style:font-name="Calibri" officeooo:rsid="001b3f93" officeooo:paragraph-rsid="001b3f93"/>
    </style:style>
    <style:style style:name="P4" style:family="paragraph" style:parent-style-name="Standard">
      <style:text-properties style:font-name="Calibri" officeooo:rsid="001e327e" officeooo:paragraph-rsid="001e327e"/>
    </style:style>
    <style:style style:name="P5" style:family="paragraph" style:parent-style-name="Standard">
      <style:text-properties style:font-name="Calibri" officeooo:rsid="001b3f93" officeooo:paragraph-rsid="001b3f93"/>
    </style:style>
    <style:style style:name="P6" style:family="paragraph" style:parent-style-name="Standard">
      <style:text-properties style:font-name="Calibri" officeooo:paragraph-rsid="00199b64"/>
    </style:style>
    <style:style style:name="P7" style:family="paragraph" style:parent-style-name="Standard">
      <style:text-properties style:font-name="Calibri" officeooo:rsid="00200ac2" officeooo:paragraph-rsid="00200ac2"/>
    </style:style>
    <style:style style:name="T1" style:family="text">
      <style:text-properties officeooo:rsid="00199b64"/>
    </style:style>
    <style:style style:name="T2" style:family="text">
      <style:text-properties officeooo:rsid="001cdaf2"/>
    </style:style>
    <style:style style:name="T3" style:family="text">
      <style:text-properties officeooo:rsid="001e327e"/>
    </style:style>
    <style:style style:name="T4" style:family="text">
      <style:text-properties officeooo:rsid="00200ac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Q: Wie wird Google Cardboard bisher in der Forschung eingesetzt? Und welche Erkenntnisse wurden gewonnen?</text:p>
      <text:p text:style-name="P1"/>
      <text:p text:style-name="P2">- GC machte die TN zumindest sehr neugierig (Schlögl et. Al<text:span text:style-name="T1">)</text:span></text:p>
      <text:p text:style-name="P2">- <text:span text:style-name="T1">Ü30 fanden sich bei der Navigation schlechter zurecht (Schlögl et. al)</text:span></text:p>
      <text:p text:style-name="P1">- Schlagwort low-cost smartphone-based (Schlögl et. al)</text:p>
      <text:p text:style-name="P1">- Geringerer Detailgrad in der Anwendung sorgt für weniger Realismus, trotzdem Punkte bei Immersion (Schlögl et. al)</text:p>
      <text:p text:style-name="P2">- <text:span text:style-name="T4">Verschiedene Studien zeigen, dass es sich aber durchaus für die Forschung und den Alltagsgebrauch anbieten kann (Kahlon et al;)</text:span></text:p>
      <text:p text:style-name="P2">- <text:span text:style-name="T4">Bereits eine Sitzung kann schon erste Erfolge bringen (Kahlon et al)</text:span></text:p>
      <text:p text:style-name="P2"/>
      <text:p text:style-name="P2"/>
      <text:p text:style-name="P2"/>
      <text:p text:style-name="P3">RQ: Wie können die Teilnehmer innerhalb der Anwendung navigieren?</text:p>
      <text:p text:style-name="P3"/>
      <text:p text:style-name="P3">- Studie hat gezeigt, dass es sich für Spieler intuitiver anfühlt, wenn sie zur Steuerung einen kleinen Controller nutzen können, allerdings deutete sich an, dass der Grad der Immersion höher ist, wenn die Bewegung automatisch gesteuert wird. Der beste Kompromiss könnte eine andauernde Bewegung sein, die auf Wunsch gestoppt werden kann. (Powell et al)</text:p>
      <text:p text:style-name="P3">- <text:span text:style-name="T3">Navigation ohne Controller erscheint beliebter (Yoo, Parker)</text:span></text:p>
      <text:p text:style-name="P3"/>
      <text:p text:style-name="P3"/>
      <text:p text:style-name="P3"/>
      <text:p text:style-name="P3"/>
      <text:p text:style-name="P3"/>
      <text:p text:style-name="P3"/>
      <text:p text:style-name="P4">[Navigation via Blick? <text:span text:style-name="T4">Navigation via Voice?]</text:span></text:p>
      <text:p text:style-name="P3"/>
      <text:p text:style-name="P3">- <text:span text:style-name="T4">Was ist eine Exposure Task? Was wäre eine gute für Klaustrophobie?</text:span></text:p>
      <text:p text:style-name="P3">- <text:span text:style-name="T4">Schlagwort Cogntivie Behavior Therapy</text:span></text:p>
      <text:p text:style-name="P3"/>
      <text:p text:style-name="P3"/>
      <text:p text:style-name="P3"/>
      <text:p text:style-name="P3"/>
      <text:p text:style-name="P3"/>
      <text:p text:style-name="P3"/>
      <text:p text:style-name="P3">- <text:span text:style-name="T2">Gibt es Cardboard im Institut? Sonst bestelle ich mir was</text:span></text:p>
      <text:p text:style-name="P3">- <text:span text:style-name="T3">Unity-Setup für Google Cardboard Entwicklung</text:span></text:p>
      <text:p text:style-name="P3"/>
      <text:p text:style-name="P7">Weitere Lektüre</text:p>
      <text:p text:style-name="P7"/>
      <text:p text:style-name="P7">Öst. One-session treatment for specific phobias</text:p>
      <text:p text:style-name="P7">Lindner et al. Therapist-led and self-led one-session vret for public speaking anxiety</text:p>
      <text:p text:style-name="P7">Laforest et al. Including an anxiery response using a contaminatede virtual environmen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09T18:30:08.065000000</meta:creation-date>
    <dc:date>2021-04-17T12:54:50.762000000</dc:date>
    <meta:editing-duration>PT19M29S</meta:editing-duration>
    <meta:editing-cycles>5</meta:editing-cycles>
    <meta:generator>LibreOffice/7.0.2.2$Windows_X86_64 LibreOffice_project/8349ace3c3162073abd90d81fd06dcfb6b36b994</meta:generator>
    <meta:document-statistic meta:table-count="0" meta:image-count="0" meta:object-count="0" meta:page-count="1" meta:paragraph-count="19" meta:word-count="237" meta:character-count="1580" meta:non-whitespace-character-count="1362"/>
  </office:meta>
</office:document-meta>
</file>